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  <style:font-face style:name="Times new roman" svg:font-family="'Times new roman'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pr1" style:family="presentation" style:parent-style-name="Defaul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outline1">
      <style:graphic-properties fo:min-height="10.798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Default-title">
      <style:graphic-properties fo:min-height="0.763cm" loext:decorative="false"/>
      <style:paragraph-properties style:writing-mode="lr-tb"/>
    </style:style>
    <style:style style:name="co1" style:family="table-column">
      <style:table-column-properties style:column-width="4.535cm" style:use-optimal-column-width="false"/>
    </style:style>
    <style:style style:name="co2" style:family="table-column">
      <style:table-column-properties style:column-width="5.432cm" style:use-optimal-column-width="false"/>
    </style:style>
    <style:style style:name="co3" style:family="table-column">
      <style:table-column-properties style:column-width="6.033cm" style:use-optimal-column-width="false"/>
    </style:style>
    <style:style style:name="co4" style:family="table-column">
      <style:table-column-properties style:column-width="5.956cm" style:use-optimal-column-width="false"/>
    </style:style>
    <style:style style:name="co5" style:family="table-column">
      <style:table-column-properties style:column-width="5.236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.013cm" style:use-optimal-row-height="false"/>
    </style:style>
    <style:style style:name="ro3" style:family="table-row">
      <style:table-row-properties style:row-height="0.724cm" style:use-optimal-row-height="false"/>
    </style:style>
    <style:style style:name="P1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5.599998474121pt" style:font-size-asian="105.599998474121pt" style:font-size-complex="105.599998474121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Corporate Analytics &amp; Legal-Reasoning Engine(CORAL)" draw:style-name="dp1" draw:master-page-name="Default" presentation:presentation-page-layout-name="AL1T3">
        <draw:frame draw:name="PlaceHolder 1" presentation:style-name="pr1" draw:text-style-name="P1" draw:layer="layout" svg:width="29.206cm" svg:height="0.763cm" svg:x="2.328cm" svg:y="2.471cm" presentation:class="title" presentation:user-transformed="true">
          <draw:text-box>
            <text:p><text:span text:style-name="T1">ZOHO Invoice</text:span></text:p>
          </draw:text-box>
        </draw:frame>
        <draw:custom-shape draw:style-name="gr1" draw:text-style-name="P3" draw:layer="layout" svg:width="26.034cm" svg:height="1.437cm" svg:x="3.81cm" svg:y="1.27cm"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layer="layout" svg:width="14.873cm" svg:height="11.048cm" svg:x="1.693cm" svg:y="4.457cm" presentation:class="outline">
          <draw:text-box>
            <text:list text:style-name="L3">
              <text:list-header>
                <text:p>Completed:</text:p>
              </text:list-header>
              <text:list-item>
                <text:p>Login</text:p>
              </text:list-item>
              <text:list-item>
                <text:p>Items – CRUD operations</text:p>
              </text:list-item>
              <text:list-item>
                <text:p>Customers – CRUD operations</text:p>
              </text:list-item>
              <text:list-item>
                <text:p>Invoices -CRUD operations</text:p>
              </text:list-item>
              <text:list-item>
                <text:p>Invoice items</text:p>
              </text:list-item>
              <text:list-item>
                <text:p>Dashboard report</text:p>
              </text:list-item>
              <text:list-item>
                <text:p>View invoice</text:p>
              </text:list-item>
            </text:list>
          </draw:text-box>
        </draw:frame>
        <draw:frame presentation:style-name="pr2" draw:layer="layout" svg:width="14.873cm" svg:height="11.048cm" svg:x="17.311cm" svg:y="4.457cm" presentation:class="outline">
          <draw:text-box>
            <text:list text:style-name="L3">
              <text:list-header>
                <text:p>To Do</text:p>
              </text:list-header>
              <text:list-item>
                <text:p>GST billing</text:p>
              </text:list-item>
              <text:list-item>
                <text:p>Status of invoice</text:p>
              </text:list-item>
              <text:list-item>
                <text:p>Due date addition</text:p>
              </text:list-item>
              <text:list-item>
                <text:p>Organization update to user</text:p>
              </text:list-item>
              <text:list-item>
                <text:p>Getting receivables and unused credits</text:p>
              </text:list-item>
              <text:list-item>
                <text:p>Addition of payments</text:p>
              </text:list-item>
              <text:list-item>
                <text:p>Summary report of payments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9.206cm" svg:height="1.737cm" svg:x="2.328cm" svg:y="1.984cm" presentation:class="title">
          <draw:text-box>
            <text:p>System Design</text:p>
          </draw:text-box>
        </draw:frame>
        <draw:frame draw:style-name="gr3" draw:layer="layout" svg:width="4.534cm" svg:height="4.809cm" svg:x="1.693cm" svg:y="4.457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bg-none">
                <text:p>Users</text:p>
              </table:table-cell>
            </table:table-row>
            <table:table-row table:style-name="ro1">
              <table:table-cell table:style-name="bg-none">
                <text:p>Id</text:p>
              </table:table-cell>
            </table:table-row>
            <table:table-row table:style-name="ro1">
              <table:table-cell table:style-name="bg-none">
                <text:p>name</text:p>
              </table:table-cell>
            </table:table-row>
            <table:table-row table:style-name="ro1">
              <table:table-cell table:style-name="bg-none">
                <text:p>Email</text:p>
              </table:table-cell>
            </table:table-row>
            <table:table-row table:style-name="ro1">
              <table:table-cell table:style-name="bg-none">
                <text:p>Passwor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layer="layout" svg:width="5.431cm" svg:height="5.064cm" svg:x="12.81cm" svg:y="6.94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bg-none">
                <text:p>Items</text:p>
              </table:table-cell>
            </table:table-row>
            <table:table-row table:style-name="ro2">
              <table:table-cell table:style-name="bg-none">
                <text:p>id</text:p>
              </table:table-cell>
            </table:table-row>
            <table:table-row table:style-name="ro2">
              <table:table-cell table:style-name="bg-none">
                <text:p>name</text:p>
              </table:table-cell>
            </table:table-row>
            <table:table-row table:style-name="ro2">
              <table:table-cell table:style-name="bg-none">
                <text:p>description</text:p>
              </table:table-cell>
            </table:table-row>
            <table:table-row table:style-name="ro2">
              <table:table-cell table:style-name="bg-none">
                <text:p>pric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layer="layout" svg:width="6.032cm" svg:height="5.771cm" svg:x="26.67cm" svg:y="4.587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bg-none">
                <text:p>Customers</text:p>
              </table:table-cell>
            </table:table-row>
            <table:table-row table:style-name="ro1">
              <table:table-cell table:style-name="bg-none">
                <text:p>id</text:p>
              </table:table-cell>
            </table:table-row>
            <table:table-row table:style-name="ro1">
              <table:table-cell table:style-name="bg-none">
                <text:p>Name</text:p>
              </table:table-cell>
            </table:table-row>
            <table:table-row table:style-name="ro1">
              <table:table-cell table:style-name="bg-none">
                <text:p>Email</text:p>
              </table:table-cell>
            </table:table-row>
            <table:table-row table:style-name="ro1">
              <table:table-cell table:style-name="bg-none">
                <text:p>Phone</text:p>
              </table:table-cell>
            </table:table-row>
            <table:table-row table:style-name="ro1">
              <table:table-cell table:style-name="bg-none">
                <text:p>Addres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layer="layout" svg:width="5.955cm" svg:height="5.064cm" svg:x="21.063cm" svg:y="12.622cm">
          <table:table table:template-name="default" table:use-first-row-styles="true" table:use-banding-rows-styles="true">
            <table:table-column table:style-name="co4"/>
            <table:table-row table:style-name="ro2">
              <table:table-cell table:style-name="bg-none">
                <text:p>Invoices</text:p>
              </table:table-cell>
            </table:table-row>
            <table:table-row table:style-name="ro2">
              <table:table-cell table:style-name="bg-none">
                <text:p>id</text:p>
              </table:table-cell>
            </table:table-row>
            <table:table-row table:style-name="ro2">
              <table:table-cell table:style-name="bg-none">
                <text:p>customer_id</text:p>
              </table:table-cell>
            </table:table-row>
            <table:table-row table:style-name="ro2">
              <table:table-cell table:style-name="bg-none">
                <text:p>invoice_date</text:p>
              </table:table-cell>
            </table:table-row>
            <table:table-row table:style-name="ro2">
              <table:table-cell table:style-name="bg-none">
                <text:p>Total price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layer="layout" svg:width="5.235cm" svg:height="5.721cm" svg:x="4.898cm" svg:y="12.132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bg-none">
                <text:p>Invoice_items</text:p>
              </table:table-cell>
            </table:table-row>
            <table:table-row table:style-name="ro1">
              <table:table-cell table:style-name="bg-none">
                <text:p>id</text:p>
              </table:table-cell>
            </table:table-row>
            <table:table-row table:style-name="ro1">
              <table:table-cell table:style-name="bg-none">
                <text:p>invoice_id</text:p>
              </table:table-cell>
            </table:table-row>
            <table:table-row table:style-name="ro1">
              <table:table-cell table:style-name="bg-none">
                <text:p>item_id</text:p>
              </table:table-cell>
            </table:table-row>
            <table:table-row table:style-name="ro1">
              <table:table-cell table:style-name="bg-none">
                <text:p>quantity</text:p>
              </table:table-cell>
            </table:table-row>
            <table:table-row table:style-name="ro1">
              <table:table-cell table:style-name="bg-none">
                <text:p>Price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4" draw:text-style-name="P5" draw:layer="layout" svg:x1="6.35cm" svg:y1="5.08cm" svg:x2="26.67cm" svg:y2="5.08cm">
          <text:p/>
        </draw:line>
        <draw:line draw:style-name="gr5" draw:text-style-name="P5" draw:layer="layout" svg:x1="6.227cm" svg:y1="8.89cm" svg:x2="20.32cm" svg:y2="15.875cm">
          <text:p/>
        </draw:line>
        <draw:line draw:style-name="gr6" draw:text-style-name="P5" draw:layer="layout" svg:x1="28.575cm" svg:y1="10.795cm" svg:x2="27.305cm" svg:y2="13.335cm">
          <text:p/>
        </draw:line>
        <draw:line draw:style-name="gr7" draw:text-style-name="P5" draw:layer="layout" svg:x1="6.35cm" svg:y1="6.35cm" svg:x2="12.7cm" svg:y2="9.525cm">
          <text:p/>
        </draw:line>
        <draw:line draw:style-name="gr8" draw:text-style-name="P5" draw:layer="layout" svg:x1="10.133cm" svg:y1="13.97cm" svg:x2="12.81cm" svg:y2="11.43cm">
          <text:p/>
        </draw:line>
        <draw:line draw:style-name="gr9" draw:text-style-name="P5" draw:layer="layout" svg:x1="21.063cm" svg:y1="17.145cm" svg:x2="10.16cm" svg:y2="16.51cm">
          <text:p/>
        </draw:line>
        <presentation:notes draw:style-name="dp2">
          <draw:page-thumbnail draw:style-name="gr2" draw:layer="layout" svg:width="0.001cm" svg:height="0.002cm" svg:x="0.004cm" svg:y="0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  <style:font-face style:name="Times new roman" svg:font-family="'Times new roman'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2" style:display-name="Title and Vertical Text-outline2" style:family="presentation" style:parent-style-name="Title_20_and_20_Vertical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and_20_Vertical_20_Text-outline3" style:display-name="Title and Vertical Text-outline3" style:family="presentation" style:parent-style-name="Title_20_and_20_Vertical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and_20_Vertical_20_Text-outline4" style:display-name="Title and Vertical Text-outline4" style:family="presentation" style:parent-style-name="Title_20_and_20_Vertical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2" style:display-name="Vertical Title and Text-outline2" style:family="presentation" style:parent-style-name="Vertical_20_Title_20_an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Vertical_20_Title_20_and_20_Text-outline3" style:display-name="Vertical Title and Text-outline3" style:family="presentation" style:parent-style-name="Vertical_20_Title_20_an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Vertical_20_Title_20_and_20_Text-outline4" style:display-name="Vertical Title and Text-outline4" style:family="presentation" style:parent-style-name="Vertical_20_Title_20_an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outline2" style:family="presentation" style:parent-style-name="Comparis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omparison-outline3" style:family="presentation" style:parent-style-name="Comparis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omparison-outline4" style:family="presentation" style:parent-style-name="Comparis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2" style:display-name="Content with Caption-outline2" style:family="presentation" style:parent-style-name="Content_20_with_20_Capti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ontent_20_with_20_Caption-outline3" style:display-name="Content with Caption-outline3" style:family="presentation" style:parent-style-name="Content_20_with_20_Capti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ontent_20_with_20_Caption-outline4" style:display-name="Content with Caption-outline4" style:family="presentation" style:parent-style-name="Content_20_with_20_Capti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Default_20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1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2" style:family="presentation" style:parent-style-name="Default_20_3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Default_20_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5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loext:tab-stop-distance="2.54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2.54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itle_20_Slide-title" draw:layer="backgroundobjects" svg:width="29.206cm" svg:height="0.763cm" svg:x="2.328cm" svg:y="2.471cm" presentation:class="title" presentation:placeholder="true" presentation:user-transformed="true">
        <draw:text-box/>
      </draw:frame>
      <draw:frame draw:name="PlaceHolder 2" presentation:style-name="Title_20_Slide-outline1" draw:layer="backgroundobjects" svg:width="29.206cm" svg:height="12.083cm" svg:x="2.328cm" svg:y="5.071cm" presentation:class="outline" presentation:placeholder="true" presentation:user-transformed="true">
        <draw:text-box/>
      </draw:frame>
      <draw:frame draw:name="PlaceHolder 3" presentation:style-name="Mpr1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1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1" draw:text-style-name="MP6" draw:layer="backgroundobjects" svg:width="7.616cm" svg:height="1.0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Default-title" draw:layer="backgroundobjects" svg:width="29.206cm" svg:height="0.763cm" svg:x="2.328cm" svg:y="2.471cm" presentation:class="title" presentation:placeholder="true" presentation:user-transformed="true">
        <draw:text-box/>
      </draw:frame>
      <draw:frame draw:name="PlaceHolder 3" presentation:style-name="Mpr4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4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4" draw:text-style-name="MP6" draw:layer="backgroundobjects" svg:width="7.616cm" svg:height="1.01cm" svg:x="2.328cm" svg:y="17.657cm" presentation:class="date-time" presentation:user-transformed="true">
        <draw:text-box>
          <text:p text:style-name="MP1"><presentation:date-time/></text:p>
        </draw:text-box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0cm" svg:height="0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7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2" presentation:style-name="Mpr7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3" presentation:style-name="Mpr7" draw:text-style-name="MP6" draw:layer="backgroundobjects" svg:width="7.616cm" svg:height="1.0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10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2" presentation:style-name="Mpr10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3" presentation:style-name="Mpr10" draw:text-style-name="MP6" draw:layer="backgroundobjects" svg:width="7.616cm" svg:height="1.0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13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2" presentation:style-name="Mpr13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3" presentation:style-name="Mpr13" draw:text-style-name="MP6" draw:layer="backgroundobjects" svg:width="7.616cm" svg:height="1.0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16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2" presentation:style-name="Mpr16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3" presentation:style-name="Mpr16" draw:text-style-name="MP6" draw:layer="backgroundobjects" svg:width="7.616cm" svg:height="1.0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Default_20_2-title" draw:layer="backgroundobjects" svg:width="29.206cm" svg:height="0.763cm" svg:x="2.328cm" svg:y="2.471cm" presentation:class="title" presentation:placeholder="true" presentation:user-transformed="true">
        <draw:text-box/>
      </draw:frame>
      <draw:frame draw:name="PlaceHolder 3" presentation:style-name="Mpr19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19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19" draw:text-style-name="MP6" draw:layer="backgroundobjects" svg:width="7.616cm" svg:height="1.0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Default_20_2-title" draw:layer="backgroundobjects" svg:width="0cm" svg:height="0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Default_20_3-title" draw:layer="backgroundobjects" svg:width="29.206cm" svg:height="0.763cm" svg:x="2.328cm" svg:y="2.471cm" presentation:class="title" presentation:placeholder="true" presentation:user-transformed="true">
        <draw:text-box/>
      </draw:frame>
      <draw:frame draw:name="PlaceHolder 2" presentation:style-name="Default_20_3-outline1" draw:layer="backgroundobjects" svg:width="29.206cm" svg:height="12.083cm" svg:x="2.328cm" svg:y="5.071cm" presentation:class="outline" presentation:placeholder="true" presentation:user-transformed="true">
        <draw:text-box/>
      </draw:frame>
      <draw:frame draw:name="PlaceHolder 3" presentation:style-name="Mpr22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22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22" draw:text-style-name="MP6" draw:layer="backgroundobjects" svg:width="7.616cm" svg:height="1.0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Default_20_3-title" draw:layer="backgroundobjects" svg:width="0cm" svg:height="0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4" style:display-name="Default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Default_20_4-title" draw:layer="backgroundobjects" svg:width="29.206cm" svg:height="0.763cm" svg:x="2.328cm" svg:y="2.471cm" presentation:class="title" presentation:placeholder="true" presentation:user-transformed="true">
        <draw:text-box/>
      </draw:frame>
      <draw:frame draw:name="PlaceHolder 2" presentation:style-name="Default_20_4-outline1" draw:layer="backgroundobjects" svg:width="29.206cm" svg:height="12.083cm" svg:x="2.328cm" svg:y="5.071cm" presentation:class="outline" presentation:placeholder="true" presentation:user-transformed="true">
        <draw:text-box/>
      </draw:frame>
      <draw:frame draw:name="PlaceHolder 3" presentation:style-name="Mpr25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25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25" draw:text-style-name="MP6" draw:layer="backgroundobjects" svg:width="7.616cm" svg:height="1.0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Default_20_4-title" draw:layer="backgroundobjects" svg:width="0cm" svg:height="0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28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2" presentation:style-name="Mpr28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3" presentation:style-name="Mpr28" draw:text-style-name="MP6" draw:layer="backgroundobjects" svg:width="7.616cm" svg:height="1.0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Section_20_Header-title" draw:layer="backgroundobjects" svg:width="0cm" svg:height="0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wo_20_Content-title" draw:layer="backgroundobjects" svg:width="29.206cm" svg:height="0.763cm" svg:x="2.328cm" svg:y="2.471cm" presentation:class="title" presentation:placeholder="true" presentation:user-transformed="true">
        <draw:text-box/>
      </draw:frame>
      <draw:frame draw:name="PlaceHolder 2" presentation:style-name="Two_20_Content-outline1" draw:layer="backgroundobjects" svg:width="14.252cm" svg:height="12.083cm" svg:x="2.328cm" svg:y="5.071cm" presentation:class="outline" presentation:placeholder="true" presentation:user-transformed="true">
        <draw:text-box/>
      </draw:frame>
      <draw:frame draw:name="PlaceHolder 3" presentation:style-name="Two_20_Content-outline1" draw:layer="backgroundobjects" svg:width="14.252cm" svg:height="12.083cm" svg:x="17.295cm" svg:y="5.071cm" presentation:class="outline" presentation:placeholder="true" presentation:user-transformed="true">
        <draw:text-box/>
      </draw:frame>
      <draw:frame draw:name="PlaceHolder 4" presentation:style-name="Mpr31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5" presentation:style-name="Mpr31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6" presentation:style-name="Mpr31" draw:text-style-name="MP6" draw:layer="backgroundobjects" svg:width="7.616cm" svg:height="1.0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wo_20_Content-title" draw:layer="backgroundobjects" svg:width="0cm" svg:height="0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34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2" presentation:style-name="Mpr34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3" presentation:style-name="Mpr34" draw:text-style-name="MP6" draw:layer="backgroundobjects" svg:width="7.616cm" svg:height="1.0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Comparison-title" draw:layer="backgroundobjects" svg:width="0cm" svg:height="0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itle_20_Only-title" draw:layer="backgroundobjects" svg:width="29.206cm" svg:height="0.763cm" svg:x="2.328cm" svg:y="2.471cm" presentation:class="title" presentation:placeholder="true" presentation:user-transformed="true">
        <draw:text-box/>
      </draw:frame>
      <draw:frame draw:name="PlaceHolder 2" presentation:style-name="Mpr37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3" presentation:style-name="Mpr37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4" presentation:style-name="Mpr37" draw:text-style-name="MP6" draw:layer="backgroundobjects" svg:width="7.616cm" svg:height="1.0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0_Only-title" draw:layer="backgroundobjects" svg:width="0cm" svg:height="0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40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2" presentation:style-name="Mpr40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3" presentation:style-name="Mpr40" draw:text-style-name="MP6" draw:layer="backgroundobjects" svg:width="7.616cm" svg:height="1.0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43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2" presentation:style-name="Mpr43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3" presentation:style-name="Mpr43" draw:text-style-name="MP6" draw:layer="backgroundobjects" svg:width="7.616cm" svg:height="1.0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9T08:58:27</meta:creation-date>
    <meta:initial-creator>srinivasan s</meta:initial-creator>
    <dc:language>en-US</dc:language>
    <dc:date>2026-04-09T16:53:36.521415262</dc:date>
    <meta:editing-cycles>12</meta:editing-cycles>
    <meta:editing-duration>PT5H14M42S</meta:editing-duration>
    <meta:generator>LibreOffice/25.2.7.2$Linux_X86_64 LibreOffice_project/520$Build-2</meta:generator>
    <meta:document-statistic meta:object-count="178"/>
    <meta:user-defined meta:name="AppVersion">15.0000</meta:user-defined>
    <meta:user-defined meta:name="PresentationFormat">Widescreen</meta:user-defined>
    <meta:user-defined meta:name="Slides" meta:value-type="float">11</meta:user-defined>
  </office:meta>
</office:document-meta>
</file>